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.999cm" svg:height="8.999cm" svg:x="6.487cm" svg:y="0.658cm">
            <draw:object draw:notify-on-update-of-ranges="Planilha1.A1:Planilha1.A15 Planilha1.B1:Planilha1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5.03" calcext:value-type="float">
            <text:p>45,0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9.64" calcext:value-type="float">
            <text:p>49,6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9.36" calcext:value-type="float">
            <text:p>59,3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4.82" calcext:value-type="float">
            <text:p>64,8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0.54" calcext:value-type="float">
            <text:p>70,5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6.14" calcext:value-type="float">
            <text:p>76,1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1.6" calcext:value-type="float">
            <text:p>81,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6.7" calcext:value-type="float">
            <text:p>86,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0.69" calcext:value-type="float">
            <text:p>90,6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3.87" calcext:value-type="float">
            <text:p>93,8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7.09" calcext:value-type="float">
            <text:p>97,0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0.74" calcext:value-type="float">
            <text:p>100,7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04.78" calcext:value-type="float">
            <text:p>104,78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7.95" calcext:value-type="float">
            <text:p>107,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4T20:29:31.074000000</meta:creation-date>
    <dc:date>2021-11-04T21:10:22.813000000</dc:date>
    <meta:editing-duration>PT16M31S</meta:editing-duration>
    <meta:editing-cycles>2</meta:editing-cycles>
    <meta:generator>LibreOffice/7.2.2.2$Windows_X86_64 LibreOffice_project/02b2acce88a210515b4a5bb2e46cbfb63fe97d56</meta:generator>
    <meta:document-statistic meta:table-count="1" meta:cell-count="29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opacity="0%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58cm" svg:y="0.316cm" chart:style-name="ch2">
          <text:p>Frota de veículos no Brasil</text:p>
        </chart:title>
        <chart:subtitle svg:x="5.826cm" svg:y="1.275cm" chart:style-name="ch3">
          <text:p>Em milhões de unidades</text:p>
        </chart:subtitle>
        <chart:plot-area chart:style-name="ch4" table:cell-range-address="Planilha1.A1:Planilha1.B15" chart:data-source-has-labels="column" svg:x="1.331cm" svg:y="2.138cm" svg:width="14.349cm" svg:height="5.701cm">
          <chart:coordinate-region svg:x="2.138cm" svg:y="2.337cm" svg:width="13.542cm" svg:height="4.855cm"/>
          <chart:axis chart:dimension="x" chart:name="primary-x" chart:style-name="ch5" chartooo:axis-type="auto">
            <chartooo:date-scale/>
            <chart:title svg:x="8.157cm" svg:y="8.019cm" chart:style-name="ch6">
              <text:p>Ano</text:p>
            </chart:title>
            <chart:categories table:cell-range-address="Planilha1.A1:Planilha1.A15"/>
          </chart:axis>
          <chart:axis chart:dimension="y" chart:name="primary-y" chart:style-name="ch7">
            <chart:title svg:x="0.451cm" svg:y="5.892cm" chart:style-name="ch8">
              <text:p>Quantidade</text:p>
            </chart:title>
            <chart:grid chart:style-name="ch9" chart:class="major"/>
          </chart:axis>
          <chart:series chart:style-name="ch10" chart:values-cell-range-address="Planilha1.B1:Planilha1.B15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float" office:value="2006">
                <text:p>2006</text:p>
                <draw:g>
                  <svg:desc>Planilha1.A1:Planilha1.A15</svg:desc>
                </draw:g>
              </table:table-cell>
              <table:table-cell office:value-type="float" office:value="45.03">
                <text:p>45.03</text:p>
                <draw:g>
                  <svg:desc>Planilha1.B1:Planilha1.B15</svg:desc>
                </draw:g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9.64">
                <text:p>49.64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59.36">
                <text:p>59.36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64.82">
                <text:p>64.82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70.54">
                <text:p>70.54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76.14">
                <text:p>76.14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90.69">
                <text:p>90.69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93.87">
                <text:p>93.87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97.09">
                <text:p>97.09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100.74">
                <text:p>100.74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104.78">
                <text:p>104.78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107.95">
                <text:p>107.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